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gotta be...</text:p>
          </table:table-cell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Portal...!</text:p>
          </table:table-cell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tell there's a lot of Magical power flowing
out of it...</text:p>
          </table:table-cell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mistaking it.</text:p>
          </table:table-cell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gate connects to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 office:value-type="string">
            <text:p>If we leave it be, more demon reinforcements
will surely com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let's get the STS out and stabilize this
Distortiooon!</text:p>
          </table:table-cell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ar, hear〜!!</text:p>
          </table:table-cell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just remembered, didn't the Magic detection
device pick up the scent of White Carat
somewhere around here?</text:p>
          </table:table-cell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 office:value-type="string">
            <text:p>That's what it showed us, right?</text:p>
          </table:table-cell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 yeah, you're right.</text:p>
          </table:table-cell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 office:value-type="string">
            <text:p>I can't see her anywhere, but could she be
hiding somewhere...?</text:p>
          </table:table-cell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unthinkable, but perhaps...</text:p>
          </table:table-cell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 office:value-type="string">
            <text:p>Could she have passed through the gate and
into the demon world...?</text:p>
          </table:table-cell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uldn't put anythin' past White Carat.</text:p>
          </table:table-cell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 office:value-type="string">
            <text:p>I'm pretty sure she said somethin' about bein'
able to get more power if she went to the
demon world.</text:p>
          </table:table-cell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could very well be.</text:p>
          </table:table-cell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if she's not here, that's just fine...!</text:p>
          </table:table-cell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 office:value-type="string">
            <text:p>We should get out the STS and...</text:p>
          </table:table-cell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 office:value-type="string">
            <text:p>???
“Now, now, there's no need to be so agitated.
How about we all calm down?”</text:p>
          </table:table-cell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voice?!?! Where from?!?!</text:p>
          </table:table-cell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i-hi, been a while, everyone〜!</text:p>
          </table:table-cell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're here, after all.</text:p>
          </table:table-cell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bbly as ever, I see...</text:p>
          </table:table-cell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ith the same scary-powerful Magic as
ever, too...</text:p>
          </table:table-cell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Right〜?</text:p>
          </table:table-cell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 office:value-type="string">
            <text:p>That little Antimagic surprise Lumii gave me at
the Heavenly Palace has long since worn off〜!</text:p>
          </table:table-cell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 office:value-type="string">
            <text:p>I won't fall for the same trick twice, so I'm
pretty sure you guys don't have a chance of
winning〜?</text:p>
          </table:table-cell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won't know for sure 'til we give it a Tryyy!!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 office:value-type="string">
            <text:p>I mean, we do have *that* on our side, ya
Knooow!!</text:p>
          </table:table-cell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-Takoyaki-san! You're supposed to keep our
trump card a secret!)</text:p>
          </table:table-cell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nnn, ah... g-got Iiiit...!</text:p>
          </table:table-cell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 office:value-type="string">
            <text:p>*That*... pfft. As if we have Anythiiing!
Right, Hamukooo?</text:p>
          </table:table-cell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yeah...? *That*? Whaddya mean... *that*?</text:p>
          </table:table-cell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h... She really has no idea!)</text:p>
          </table:table-cell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begin with, just what business do you have
here?</text:p>
          </table:table-cell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esides, do you even understand what this gate
is...?</text:p>
          </table:table-cell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y, of course I do!</text:p>
          </table:table-cell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 office:value-type="string">
            <text:p>I have special business with this “Demon
Portal”.</text:p>
          </table:table-cell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e knows after all... that this connects
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ch means, naturally, she's interested in
researching the Demon Portal.</text:p>
          </table:table-cell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ng ding ding! Correct, by and large!</text:p>
          </table:table-cell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 office:value-type="string">
            <text:p>To be exact, you might say I'm researching
the “replication and liberation of space-time
that exists in the Demon Portal”?</text:p>
          </table:table-cell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 office:value-type="string">
            <text:p>The Spell Enchanter I invented did give me
control of Magic, but by using the principles of
the Demon Portal to create links to the demon
world at will, I can become even more powerful!</text:p>
          </table:table-cell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 office:value-type="string">
            <text:p>Marvelous, isn't it〜?</text:p>
          </table:table-cell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ut simply, you want to be able to freely
summon Magic from the demon world.</text:p>
          </table:table-cell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simply too dangerous!! We cannot
allow that!!!</text:p>
          </table:table-cell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gic summoning...</text:p>
          </table:table-cell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 office:value-type="string">
            <text:p>That's kinda cool, but it'd be pretty bad if
we let White Carat actually do it!</text:p>
          </table:table-cell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 have to stop her...!</text:p>
          </table:table-cell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op me?</text:p>
          </table:table-cell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 office:value-type="string">
            <text:p>Good luck with that〜! Like I said, it doesn't
matter how much Antimagic you have, it's all
useless! I'm not going to let you use it, after all!</text:p>
          </table:table-cell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 office:value-type="string">
            <text:p>Or do you plan on forcing me down and
injecting me with it?</text:p>
          </table:table-cell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 office:value-type="string">
            <text:p>Oh, right! If you could do that, you wouldn't
need the Antimagic in the first place!
Ahahahahahahahah!</text:p>
          </table:table-cell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what you find so funny, but we
don't need force to drive the needle home.</text:p>
          </table:table-cell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〜...</text:p>
          </table:table-cell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nceited.</text:p>
          </table:table-cell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 office:value-type="string">
            <text:p>It seems you had deluded yourself that the only
ones with the power to face you were the
Heavenly Maidens, and so...</text:p>
          </table:table-cell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 office:value-type="string">
            <text:p>You didn't so much as flinch at my sudden
approach.</text:p>
          </table:table-cell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hhhhhhhhh!!! Reguma-kun, you're
amazing!!</text:p>
          </table:table-cell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it! I might even have to rethink my
opinion of you!</text:p>
          </table:table-cell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, dear〜... you got me there〜...</text:p>
          </table:table-cell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 office:value-type="string">
            <text:p>But, hey, don'tcha think it's a little early
to declare victory, what with that little stopgap
measure and all〜?</text:p>
          </table:table-cell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 office:value-type="string">
            <text:p>It'll just wear off in half an hour, and then
I'll be back to my full p—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fufuuu! I don't think Soooo!!</text:p>
          </table:table-cell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 office:value-type="string">
            <text:p>That wasn't anything like that old prototype
stuff—it was the full, completed Spell
Destructooor! Basically...</text:p>
          </table:table-cell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 office:value-type="string">
            <text:p>You can kiss bye-bye to your Magic, Foreveeer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..........Seriously?</text:p>
          </table:table-cell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.</text:p>
          </table:table-cell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akes you just an ordinary person.</text:p>
          </table:table-cell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urn your own words back on ya!</text:p>
          </table:table-cell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 office:value-type="string">
            <text:p>You ain't got a chance in hell of winnin', so
you should probably give up〜!</text:p>
          </table:table-cell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questing permission to fire at Wiiill!</text:p>
          </table:table-cell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ah, woah, woah! No need to be hasty!</text:p>
          </table:table-cell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 office:value-type="string">
            <text:p>What are you going to do, surround and assault
a harmless, unarmed human being〜? Very
funny〜!</text:p>
          </table:table-cell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trongly advise you don't resist.</text:p>
          </table:table-cell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? Why?</text:p>
          </table:table-cell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y, you say...?</text:p>
          </table:table-cell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 office:value-type="string">
            <text:p>Do you not realize that the manaphylactic
effect of your Spell Enchanter has been
entirely nullified?</text:p>
          </table:table-cell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 office:value-type="string">
            <text:p>I do not expect you have any means of
resistance...</text:p>
          </table:table-cell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uuh? That's weird〜?</text:p>
          </table:table-cell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 office:value-type="string">
            <text:p>Those last two lines of yours don't make a
whole lot of sense to me〜?</text:p>
          </table:table-cell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Explain yourself.</text:p>
          </table:table-cell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 is true that I was secretly researching and
developing the Spell Enchanter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 office:value-type="string">
            <text:p>But I never said a word about that being the
drug that lets me control my manaphylaxis,
did I?</text:p>
          </table:table-cell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 office:value-type="string">
            <text:p>Frankly, that was just Lumii's misconception.</text:p>
          </table:table-cell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Y-You're telling us that the Spell Enchanter you
developed wasn't that drug...?!</text:p>
          </table:table-cell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not, then what is it...?</text:p>
          </table:table-cell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Fufufufu...</text:p>
          </table:table-cell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 office:value-type="string">
            <text:p>I'm talking about〜...</text:p>
          </table:table-cell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 office:value-type="string">
            <text:p>This little guy!!</text:p>
          </table:table-cell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s *that*?!</text:p>
          </table:table-cell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be... the true Spell Enchanter.</text:p>
          </table:table-cell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 office:value-type="string">
            <text:p>That manaphylaxis-controlling drug was nothing
more than a little side project of mine.</text:p>
          </table:table-cell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 office:value-type="string">
            <text:p>My real research was the transfer of Magic
between bodies: from organism to machine!</text:p>
          </table:table-cell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 office:value-type="string">
            <text:p>With a steel body like this, I'll be able to push
the limits of endurance and withstand
enormous amounts of Magical power that a
living being couldn't even dream of!</text:p>
          </table:table-cell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 office:value-type="string">
            <text:p>Man〜, the research was just problem piled on
top of problem〜.</text:p>
          </table:table-cell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 office:value-type="string">
            <text:p>I mean, naturally, you'd never expect to be able
to imbue a machine with Magic, after all.</text:p>
          </table:table-cell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at is true, then what are we looking at
right now...?</text:p>
          </table:table-cell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 office:value-type="string">
            <text:p>What a terrifying weapon...!</text:p>
          </table:table-cell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all thanks to the oodles of info you guys
kindly gave me〜!</text:p>
          </table:table-cell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 office:value-type="string">
            <text:p>Fundamentally, Magic Machines aren't
susceptible to manaphylaxis, so that Spell
Destructor Lumii made isn't going to do you any
good, here!</text:p>
          </table:table-cell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 office:value-type="string">
            <text:p>See? You must understand by now, right? About
those two things you said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 office:value-type="string">
            <text:p>My Spell Enchanter is by no means nullified,
and I'm most certainly not out of means of
resistance!</text:p>
          </table:table-cell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 office:value-type="string">
            <text:p>Now, then...</text:p>
          </table:table-cell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 office:value-type="string">
            <text:p>How about I take this Heavenly Maiden-hunting
machine for a test drive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
I-I'm... exhausted...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that thing was stupidly powerful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we seem to have gotten out alive...!
Haah... haah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can't be serious... you defeated my Spell
Enchanter...</text:p>
          </table:table-cell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 office:value-type="string">
            <text:p>J-Just how strong are you kids...?</text:p>
          </table:table-cell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ot loads of training doing karaoke!</text:p>
          </table:table-cell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 office:value-type="string">
            <text:p>*pant*... *pant*...</text:p>
          </table:table-cell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h... agh...!!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won't be standing up
any time soon.</text:p>
          </table:table-cell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 office:value-type="string">
            <text:p>Stay put and keep quiet until we've finished
destroying the portal.</text:p>
          </table:table-cell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let's set the STS down while we've
got the chance!</text:p>
          </table:table-cell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 remember rightly, we just have to put it
down and it will automatically suppress the
distortion, then self-destruct.</text:p>
          </table:table-cell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wait to confirm it works before we leave.</text:p>
          </table:table-cell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 office:value-type="string">
            <text:p>STS
“Space-time distortion detected. Generating
suppression waves.”</text:p>
          </table:table-cell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 office:value-type="string">
            <text:p>STS
“Approximately four minutes and fifty-five
seconds until stabilization is complete.”</text:p>
          </table:table-cell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hhh! It's really Workiiing!</text:p>
          </table:table-cell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it's playing the Priest's voice.</text:p>
          </table:table-cell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 office:value-type="string">
            <text:p>Don't you feel like the success rate would
go up if it was Lumii-san's voice instead?</text:p>
          </table:table-cell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rude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 should leave the rest to the STS.
It should self-destruct and demolish the portal
after this.</text:p>
          </table:table-cell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 office:value-type="string">
            <text:p>Let's take White Carat with us and get out of
here.</text:p>
          </table:table-cell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 office:value-type="string">
            <text:p>???
“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 office:value-type="string">
            <text:p>???
“Do not presume to think we would let you go,
Heavenly Maidens!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oooooooooooooooo
oooooooooooooooooooooooooooooooooooooo
oooooooooooooh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 office:value-type="string">
            <text:p>???
“The first evil laugh was more than enough,
Sis...”</text:p>
          </table:table-cell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the brother-sister comic duo!!!!</text:p>
          </table:table-cell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do hope everyone is well?
It is I, Carat, the Diva of Splendor, making
her long-awaited appearance!!!</text:p>
          </table:table-cell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h... m-must you do this right now...?!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tell me... they were just waiting for
us to finish fighting...?!</text:p>
          </table:table-cell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!</text:p>
          </table:table-cell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 office:value-type="string">
            <text:p>The absurdly powerful White Carat, and the
Heavenly Maidens who have grown remarkably!</text:p>
          </table:table-cell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 office:value-type="string">
            <text:p>By having these two opposing forces clash, we
have formed a splendid opportunity to bury
them both!!</text:p>
          </table:table-cell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 office:value-type="string">
            <text:p>Perhaps it would now be more fitting to call
me Carat, the Diva of Strategy?</text:p>
          </table:table-cell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ctually, we just happened to run into you guys
on our way back to the demon world just as you
were finishing your battle.</text:p>
          </table:table-cell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lucky you.</text:p>
          </table:table-cell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mere technicality!!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 office:value-type="string">
            <text:p>All that matters is that we indisputably have
the upper hand!!</text:p>
          </table:table-cell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 office:value-type="string">
            <text:p>Or do you mean to tell me that you, panting like
the dogs you are, have the power left to defy
me?</text:p>
          </table:table-cell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give, I give...</text:p>
          </table:table-cell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 office:value-type="string">
            <text:p>Right now, I don't have a chance of winning,
and even if I did, I wouldn't have anything to
gain by fighting you...</text:p>
          </table:table-cell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ooooooooooooohohohohoho!!!
Naturally!!!!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 office:value-type="string">
            <text:p>Now then, Heavenly Maidens!! Show me what
wonderful expressions of regret you can muster
as you wave the white flag!! Now, if you would!!</text:p>
          </table:table-cell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shouldn't we be more worried about
the “STS” right now?</text:p>
          </table:table-cell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 office:value-type="string">
            <text:p>They said it themselves. You know, that it
would “self-destruct and destroy the portal”.</text:p>
          </table:table-cell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ck!! Right you are!</text:p>
          </table:table-cell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 office:value-type="string">
            <text:p>We cannot ignore our one and only means of
retuning to the demon world!!</text:p>
          </table:table-cell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 office:value-type="string">
            <text:p>You, brats!! Do hurry and deactivate that
horrible orb of yours!!!</text:p>
          </table:table-cell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even know how.)</text:p>
          </table:table-cell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appears you have no intention of following
my orders.</text:p>
          </table:table-cell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 office:value-type="string">
            <text:p>In which case I have no choice but to freeze
you all on the spot!! 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you freeze us all, we really won't be
able to stop it, ya Knooow?</text:p>
          </table:table-cell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 office:value-type="string">
            <text:p>I-I did not say all of you!!
Erm...</text:p>
          </table:table-cell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 office:value-type="string">
            <text:p>I, I said I shall freeze all of you save for the
boy who knows not how to fight!</text:p>
          </table:table-cell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 office:value-type="string">
            <text:p>Now, enjoy a taste of your vanquisher's absolute
zero!!</text:p>
          </table:table-cell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...!</text:p>
          </table:table-cell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onestly, I don't have a shred of fighting
spirit left in me, but...</text:p>
          </table:table-cell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a choice... do we... haah...</text:p>
          </table:table-cell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is bad. In our condition, we'll be
annihilated...)</text:p>
          </table:table-cell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 office:value-type="string">
            <text:p>(This is it...)</text:p>
          </table:table-cell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ake this!! My new killing blow: Super
Ultimate Blizzaaaaaaaaaaa—</text:p>
          </table:table-cell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 office:value-type="string">
            <text:p>—Aaaagy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?!</text:p>
          </table:table-cell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...Shinigami-chan...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... a situation like this, and even the
Shinigami has joined in...!</text:p>
          </table:table-cell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goose is well n' truly cooked, huh...?</text:p>
          </table:table-cell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hinigami lady.</text:p>
          </table:table-cell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w about a ceasefire, just for the moment?</text:p>
          </table:table-cell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 office:value-type="string">
            <text:p>Look, up there, above the Demon Portal.</text:p>
          </table:table-cell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pparently, that red orb is about to self-
destruct and blow up the Demon Portal along
with it.</text:p>
          </table:table-cell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 office:value-type="string">
            <text:p>If that happens, both you and we won't ever be
able to go ho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e Demon Portal...... destroyed...</text:p>
          </table:table-cell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Not good, right?</text:p>
          </table:table-cell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 office:value-type="string">
            <text:p>That's why we should call a momentary truce.</text:p>
          </table:table-cell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 office:value-type="string">
            <text:p>Let's take down those troublesome Heavenly
Maidens together, and take care of that red orb.</text:p>
          </table:table-cell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 office:value-type="string">
            <text:p>How about it?</text:p>
          </table:table-cell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This i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 office:value-type="string">
            <text:p>Wh-What do we do?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gumaaa!! We've gotta Ruuuun!!</text:p>
          </table:table-cell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have something I... want...........</text:p>
          </table:table-cell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 office:value-type="string">
            <text:p>...Not as a...... Shinigami..............
As me......</text:p>
          </table:table-cell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 office:value-type="string">
            <text:p>But....... how do I...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 office:value-type="string">
            <text:p>...I never................. knew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.Even now... I........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 office:value-type="string">
            <text:p>...You........................ sai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I might... lose.....
...What I... want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 office:value-type="string">
            <text:p>......I want you to.................. tell me...
...What I should.... do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 office:value-type="string">
            <text:p>...Should I....... think....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 office:value-type="string">
            <text:p>.............Should I... choose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Or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 office:value-type="string">
            <text:p>........Should I.................... give up..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give up.</text:p>
          </table:table-cell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 office:value-type="string">
            <text:p>Think of a way to get what you want without
losing it, and make a choice.</text:p>
          </table:table-cell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 office:value-type="string">
            <text:p>You can agonize over it as much as you like.
The important thing is to use your head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 office:value-type="string">
            <text:p>Don't give up. Think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Got it......</text:p>
          </table:table-cell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iyaaaaaaaaaaaaaagh!!!!</text:p>
          </table:table-cell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aagh... u... ugh!!</text:p>
          </table:table-cell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Kh, wh-why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just... happened?</text:p>
          </table:table-cell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 office:value-type="string">
            <text:p>STS
“Stabilization of space-time distortion has
completed.”</text:p>
          </table:table-cell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 office:value-type="string">
            <text:p>STS
“Now activating self-destruct mode. Please
stand clear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ink.............. choos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I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Shinigami... what are....... you...!</text:p>
          </table:table-cell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portal...</text:p>
          </table:table-cell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sucking us in...!</text:p>
          </table:table-cell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o get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 office:value-type="string">
            <text:p>............What I want......</text:p>
          </table:table-cell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— wait!! Stop!! All of my research materials
are still here!!! STOP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Thank you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 office:value-type="string">
            <text:p>...............................Farewe—</text:p>
          </table:table-cell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 office:value-type="string">
            <text:p>STS
“Commencing explosio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